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fill="solid" draw:fill-color="#666666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cm" svg:stroke-color="#3333ff" draw:fill="solid" draw:fill-color="#666666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3333" draw:fill="solid" draw:fill-color="#666666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cccccc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66ff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33ff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33333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6600" draw:fill="none" draw:fill-color="#666666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99ff66" draw:fill="none" draw:fill-color="#666666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6600" draw:fill="solid" draw:fill-color="#33ff99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ff66" draw:fill="solid" draw:fill-color="#33ff99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6600" draw:fill="none" draw:fill-color="#ff33ff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99ff66" draw:fill="none" draw:fill-color="#ff33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c9900" draw:fill="solid" draw:fill-color="#ff33ff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cc33" draw:fill="solid" draw:fill-color="#ff33ff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33ff99" draw:fill="solid" draw:fill-color="#ff33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ffff" draw:fill="solid" draw:fill-color="#ff33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9933ff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33ff99" svg:stroke-opacity="50%" draw:fill="solid" draw:fill-color="#ff33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cc00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ff66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666666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2cm" svg:stroke-color="#ff3333" draw:fill="none" draw:fill-color="#ff33ff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3333ff" draw:fill="none" draw:fill-color="#ff33ff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cm" svg:stroke-color="#3399ff" draw:marker-start-width="0.05cm" draw:marker-end-width="0.05cm" draw:fill="solid" draw:fill-color="#00cc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27" style:family="graphic" style:parent-style-name="standard">
      <style:graphic-properties svg:stroke-width="0.1cm" svg:stroke-color="#ff9999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6666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6666ff" draw:fill="solid" draw:fill-color="#9900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fill="solid" draw:fill-color="#9900ff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33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cc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6666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svg:stroke-width="0.03cm" svg:stroke-color="#000000" draw:marker-start-width="0.245cm" draw:marker-end-width="0.245cm" draw:fill="solid" draw:fill-color="#6666ff" draw:textarea-vertical-align="middle" fo:padding-top="0.14cm" fo:padding-bottom="0.14cm" fo:padding-left="0.265cm" fo:padding-right="0.265cm"/>
    </style:style>
    <style:style style:name="gr37" style:family="graphic" style:parent-style-name="objectwithoutfill">
      <style:graphic-properties svg:stroke-width="0.035cm" draw:marker-start-width="0.306cm" draw:marker-end-width="0.306cm" svg:stroke-linecap="round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linecap="round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1cm" svg:stroke-color="#ff6600" draw:fill="solid" draw:fill-color="#ff6600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99ff66" draw:fill="solid" draw:fill-color="#33ff99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66cc" draw:fill="solid" draw:fill-color="#ff99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00" draw:fill="solid" draw:fill-color="#ff9900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6600ff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999999" draw:fill="solid" draw:fill-color="#0066ff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666666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999999" draw:fill="solid" draw:fill-color="#b2b2b2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999999" draw:fill="solid" draw:fill-color="#cc9900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cc00" draw:fill="solid" draw:fill-color="#99ff33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cc00" draw:fill="solid" draw:fill-color="#ffcc00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00cc00" draw:fill="solid" draw:fill-color="#99ff33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ffcc00" draw:fill="solid" draw:fill-color="#666666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cccccc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svg:stroke-width="0.2cm" svg:stroke-color="#9900ff" draw:fill="solid" draw:fill-color="#ffcc00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width="0.2cm" svg:stroke-color="#9900ff" draw:fill="solid" draw:fill-color="#666666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svg:stroke-width="0.1cm" svg:stroke-color="#333333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ff66cc" draw:fill="solid" draw:fill-color="#666666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3399ff" draw:fill="solid" draw:fill-color="#66ffff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66cc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standard">
      <style:graphic-properties svg:stroke-width="0.05cm" svg:stroke-color="#ff3333" draw:fill="solid" draw:fill-color="#ff6666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svg:stroke-width="0.1cm" svg:stroke-color="#801900" svg:stroke-opacity="50%" draw:fill-color="#ff0000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svg:stroke-width="0.1cm" svg:stroke-color="#ff3399" draw:marker-start-width="0.2cm" draw:marker-end-width="0.2cm" svg:stroke-opacity="50%" draw:fill-color="#33ff99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svg:stroke-width="0.1cm" svg:stroke-color="#801900" svg:stroke-opacity="50%" draw:fill="solid" draw:fill-color="#cc3300" draw:opacity="50%" draw:textarea-horizontal-align="justify" draw:textarea-vertical-align="middle" draw:auto-grow-height="false" fo:min-height="0cm" fo:min-width="0cm" fo:padding-top="0.175cm" fo:padding-bottom="0.175cm" fo:padding-left="0.3cm" fo:padding-right="0.3cm" draw:shadow-opacity="50%"/>
    </style:style>
    <style:style style:name="gr63" style:family="graphic" style:parent-style-name="standard">
      <style:graphic-properties svg:stroke-width="0.1cm" svg:stroke-color="#9933ff" svg:stroke-opacity="50%" draw:fill="solid" draw:fill-color="#ff33ff" draw:opacity="50%" draw:textarea-horizontal-align="justify" draw:textarea-vertical-align="middle" draw:auto-grow-height="false" fo:min-height="0.15cm" fo:min-width="0cm" fo:padding-top="0.175cm" fo:padding-bottom="0.175cm" fo:padding-left="0.3cm" fo:padding-right="0.3cm" draw:shadow-opacity="50%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style:font-name="Droid Serif"/>
    </style:style>
    <style:style style:name="P4" style:family="paragraph">
      <loext:graphic-properties draw:fill="solid" draw:fill-color="#00ccff"/>
      <style:paragraph-properties fo:text-align="center"/>
    </style:style>
    <style:style style:name="P5" style:family="paragraph">
      <loext:graphic-properties draw:fill="solid" draw:fill-color="#ff33ff"/>
      <style:paragraph-properties fo:text-align="center"/>
    </style:style>
    <style:style style:name="P6" style:family="paragraph">
      <loext:graphic-properties draw:fill="none" draw:fill-color="#666666"/>
      <style:paragraph-properties fo:text-align="center"/>
    </style:style>
    <style:style style:name="P7" style:family="paragraph">
      <loext:graphic-properties draw:fill="solid" draw:fill-color="#33ff99"/>
      <style:paragraph-properties fo:text-align="center"/>
    </style:style>
    <style:style style:name="P8" style:family="paragraph">
      <loext:graphic-properties draw:fill="none" draw:fill-color="#ff33ff"/>
      <style:paragraph-properties fo:text-align="center"/>
    </style:style>
    <style:style style:name="P9" style:family="paragraph">
      <loext:graphic-properties draw:fill="solid" draw:fill-color="#ff33ff"/>
      <style:paragraph-properties fo:text-align="center"/>
      <style:text-properties style:font-name="Droid Serif" fo:font-size="6pt" style:font-size-asian="6pt" style:font-size-complex="6pt"/>
    </style:style>
    <style:style style:name="P10" style:family="paragraph">
      <loext:graphic-properties draw:fill="solid" draw:fill-color="#ffff99"/>
      <style:paragraph-properties fo:text-align="center"/>
      <style:text-properties style:font-name="Droid Serif" fo:font-size="6pt" style:font-size-asian="6pt" style:font-size-complex="6pt"/>
    </style:style>
    <style:style style:name="P11" style:family="paragraph">
      <loext:graphic-properties draw:fill="solid" draw:fill-color="#333333"/>
      <style:paragraph-properties fo:text-align="center"/>
    </style:style>
    <style:style style:name="P12" style:family="paragraph">
      <loext:graphic-properties draw:fill="solid" draw:fill-color="#00ccff" draw:opacity="50%"/>
      <style:paragraph-properties fo:text-align="center"/>
    </style:style>
    <style:style style:name="P13" style:family="paragraph">
      <loext:graphic-properties draw:fill="solid" draw:fill-color="#9999ff"/>
      <style:paragraph-properties fo:text-align="center"/>
      <style:text-properties style:font-name="Droid Serif1" fo:font-size="6pt"/>
    </style:style>
    <style:style style:name="P14" style:family="paragraph">
      <loext:graphic-properties draw:fill="solid" draw:fill-color="#ff3399"/>
      <style:paragraph-properties fo:text-align="center"/>
      <style:text-properties style:font-name="Droid Serif1" fo:font-size="6pt"/>
    </style:style>
    <style:style style:name="P15" style:family="paragraph">
      <loext:graphic-properties draw:fill="solid" draw:fill-color="#9900ff"/>
      <style:paragraph-properties fo:text-align="center"/>
      <style:text-properties style:font-name="Droid Serif1" fo:font-size="6pt"/>
    </style:style>
    <style:style style:name="P16" style:family="paragraph">
      <loext:graphic-properties draw:fill="solid" draw:fill-color="#ff6600"/>
      <style:paragraph-properties fo:text-align="center"/>
      <style:text-properties style:font-name="Droid Serif1" fo:font-size="6pt"/>
    </style:style>
    <style:style style:name="P17" style:family="paragraph">
      <loext:graphic-properties draw:fill="solid" draw:fill-color="#333333"/>
      <style:paragraph-properties fo:text-align="center"/>
      <style:text-properties style:font-name="Droid Serif1" fo:font-size="6pt"/>
    </style:style>
    <style:style style:name="P18" style:family="paragraph">
      <loext:graphic-properties draw:fill="solid" draw:fill-color="#6666ff"/>
      <style:paragraph-properties fo:text-align="center"/>
      <style:text-properties style:font-name="Droid Serif" fo:font-size="6pt" style:font-size-asian="6pt" style:font-size-complex="6pt"/>
    </style:style>
    <style:style style:name="P19" style:family="paragraph">
      <loext:graphic-properties draw:fill="solid" draw:fill-color="#ff3333"/>
      <style:paragraph-properties fo:text-align="center"/>
      <style:text-properties style:font-name="Droid Serif1" fo:font-size="6pt"/>
    </style:style>
    <style:style style:name="P20" style:family="paragraph">
      <loext:graphic-properties draw:fill="solid" draw:fill-color="#9900ff"/>
      <style:paragraph-properties fo:text-align="center"/>
      <style:text-properties style:font-name="Droid Serif1" fo:font-size="6pt" style:font-size-asian="6pt" style:font-size-complex="6pt"/>
    </style:style>
    <style:style style:name="P21" style:family="paragraph">
      <loext:graphic-properties draw:fill="solid" draw:fill-color="#666666"/>
      <style:paragraph-properties fo:text-align="center"/>
      <style:text-properties style:font-name="Droid Serif1" fo:font-size="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6666ff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ff6600"/>
      <style:paragraph-properties fo:text-align="center"/>
    </style:style>
    <style:style style:name="P26" style:family="paragraph">
      <loext:graphic-properties draw:fill="solid" draw:fill-color="#33ff99"/>
      <style:paragraph-properties fo:text-align="center"/>
      <style:text-properties style:font-name="Droid Serif"/>
    </style:style>
    <style:style style:name="P27" style:family="paragraph">
      <loext:graphic-properties draw:fill="solid" draw:fill-color="#ffff99"/>
      <style:paragraph-properties fo:text-align="center"/>
      <style:text-properties style:font-name="Droid Serif1" fo:font-size="6pt"/>
    </style:style>
    <style:style style:name="P28" style:family="paragraph">
      <loext:graphic-properties draw:fill="solid" draw:fill-color="#ff99ff"/>
      <style:paragraph-properties fo:text-align="center"/>
      <style:text-properties style:font-name="Droid Serif1" fo:font-size="6pt"/>
    </style:style>
    <style:style style:name="P29" style:family="paragraph">
      <loext:graphic-properties draw:fill="solid" draw:fill-color="#ff9900"/>
      <style:paragraph-properties fo:text-align="center"/>
      <style:text-properties style:font-name="Droid Serif1" fo:font-size="6pt"/>
    </style:style>
    <style:style style:name="P30" style:family="paragraph">
      <loext:graphic-properties draw:fill="solid" draw:fill-color="#0066ff"/>
      <style:paragraph-properties fo:text-align="center"/>
      <style:text-properties style:font-name="Droid Serif1" fo:font-size="6pt"/>
    </style:style>
    <style:style style:name="P31" style:family="paragraph">
      <loext:graphic-properties draw:fill="solid" draw:fill-color="#cccccc"/>
      <style:paragraph-properties fo:text-align="center"/>
    </style:style>
    <style:style style:name="P32" style:family="paragraph">
      <loext:graphic-properties draw:fill="solid" draw:fill-color="#b2b2b2"/>
      <style:paragraph-properties fo:text-align="center"/>
    </style:style>
    <style:style style:name="P33" style:family="paragraph">
      <loext:graphic-properties draw:fill="solid" draw:fill-color="#cc9900"/>
      <style:paragraph-properties fo:text-align="center"/>
    </style:style>
    <style:style style:name="P34" style:family="paragraph">
      <loext:graphic-properties draw:fill="solid" draw:fill-color="#99ff33"/>
      <style:paragraph-properties fo:text-align="center"/>
      <style:text-properties style:font-name="Droid Serif" fo:font-size="10pt" style:font-size-asian="10pt" style:font-size-complex="10pt"/>
    </style:style>
    <style:style style:name="P35" style:family="paragraph">
      <loext:graphic-properties draw:fill="solid" draw:fill-color="#ffcc00"/>
      <style:paragraph-properties fo:text-align="center"/>
    </style:style>
    <style:style style:name="P36" style:family="paragraph">
      <loext:graphic-properties draw:fill="solid" draw:fill-color="#99ff33"/>
      <style:paragraph-properties fo:text-align="center"/>
    </style:style>
    <style:style style:name="P37" style:family="paragraph">
      <loext:graphic-properties draw:fill="solid" draw:fill-color="#dddddd"/>
      <style:paragraph-properties fo:text-align="center"/>
    </style:style>
    <style:style style:name="P38" style:family="paragraph">
      <loext:graphic-properties draw:fill="solid" draw:fill-color="#666666"/>
      <style:paragraph-properties fo:text-align="center"/>
      <style:text-properties fo:color="#dddddd" style:font-name="Droid Serif"/>
    </style:style>
    <style:style style:name="P39" style:family="paragraph">
      <loext:graphic-properties draw:fill="solid" draw:fill-color="#66ffff"/>
      <style:paragraph-properties fo:text-align="center"/>
      <style:text-properties style:font-name="Droid Serif1" fo:font-size="6pt"/>
    </style:style>
    <style:style style:name="P40" style:family="paragraph">
      <loext:graphic-properties draw:fill="solid" draw:fill-color="#6666ff"/>
      <style:paragraph-properties fo:text-align="center"/>
      <style:text-properties style:font-name="Droid Serif1" fo:font-size="6pt"/>
    </style:style>
    <style:style style:name="P41" style:family="paragraph">
      <loext:graphic-properties draw:fill="solid" draw:fill-color="#ff6666"/>
      <style:paragraph-properties fo:text-align="center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loext:graphic-properties draw:fill-color="#33ff99"/>
      <style:paragraph-properties fo:text-align="center"/>
    </style:style>
    <style:style style:name="P44" style:family="paragraph">
      <loext:graphic-properties draw:fill="solid" draw:fill-color="#cc3300" draw:opacity="50%"/>
      <style:paragraph-properties fo:text-align="center"/>
    </style:style>
    <style:style style:name="P45" style:family="paragraph">
      <loext:graphic-properties draw:fill="solid" draw:fill-color="#ff33ff" draw:opacity="50%"/>
      <style:paragraph-properties fo:text-align="center"/>
      <style:text-properties style:font-name="Droid Serif" fo:font-size="6pt" style:font-size-asian="6pt" style:font-size-complex="6pt"/>
    </style:style>
    <style:style style:name="T1" style:family="text">
      <style:text-properties style:font-name="Droid Serif"/>
    </style:style>
    <style:style style:name="T2" style:family="text">
      <style:text-properties style:font-name="Droid Serif" fo:font-size="6pt" style:font-size-asian="6pt" style:font-size-complex="6pt"/>
    </style:style>
    <style:style style:name="T3" style:family="text">
      <style:text-properties style:font-name="Droid Serif1" fo:font-size="6pt"/>
    </style:style>
    <style:style style:name="T4" style:family="text">
      <style:text-properties style:font-name="Droid Serif1" fo:font-size="6pt" style:font-size-asian="6pt" style:font-size-complex="6pt"/>
    </style:style>
    <style:style style:name="T5" style:family="text">
      <style:text-properties style:font-name="Droid Serif" fo:font-size="10pt" style:font-size-asian="10pt" style:font-size-complex="10pt"/>
    </style:style>
    <style:style style:name="T6" style:family="text">
      <style:text-properties fo:color="#dddddd" style:font-name="Droid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3cm" svg:x1="3.001cm" svg:y1="19cm" svg:x2="3.9cm" svg:y2="6.999cm" draw:start-shape="id1" draw:start-glue-point="2" draw:end-shape="id2" draw:end-glue-point="5" svg:d="M3001 19000v250h-925v-12251h1824" svg:viewBox="0 0 1825 12252">
          <text:p/>
        </draw:connector>
        <draw:connector draw:style-name="gr2" draw:text-style-name="P1" draw:layer="layout" draw:line-skew="-0.688cm" svg:x1="5.126cm" svg:y1="18.5cm" svg:x2="11cm" svg:y2="18.75cm" draw:start-shape="id3" draw:start-glue-point="1" draw:end-shape="id4" draw:end-glue-point="2" svg:d="M5126 18500h2124v800h3750v-550" svg:viewBox="0 0 5875 801">
          <text:p/>
        </draw:connector>
        <draw:connector draw:style-name="gr3" draw:text-style-name="P1" draw:layer="layout" draw:line-skew="-0.58cm" svg:x1="3cm" svg:y1="9.13cm" svg:x2="11cm" svg:y2="9.25cm" draw:start-shape="id5" draw:start-glue-point="4" draw:end-shape="id6" draw:end-glue-point="0" svg:d="M3000 9130v-1130h8000v1250" svg:viewBox="0 0 8001 1251">
          <text:p/>
        </draw:connector>
        <draw:custom-shape draw:style-name="gr4" draw:text-style-name="P3" draw:layer="layout" svg:width="5cm" svg:height="4.5cm" svg:x="11.5cm" svg:y="9.5cm">
          <text:p text:style-name="P2"><text:span text:style-name="T1">P</text:span><text:span text:style-name="T1">S</text:span><text:span text:style-name="T1">U</text:span><text:span text:style-name="T1">: </text:span><text:span text:style-name="T1">E</text:span><text:span text:style-name="T1">S</text:span><text:span text:style-name="T1">P </text:span><text:span text:style-name="T1">1</text:span><text:span text:style-name="T1">2</text:span><text:span text:style-name="T1">0</text:span></text:p>
          <text:p text:style-name="P2"><text:span text:style-name="T1">M</text:span><text:span text:style-name="T1">o</text:span><text:span text:style-name="T1">d</text:span><text:span text:style-name="T1">d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cm" svg:height="4.5cm" svg:x="9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5cm" svg:x="10.75cm" svg:y="10.25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10.75cm" svg:y="12.7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cm" svg:height="3cm" svg:x="11.25cm" svg:y="10.2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5cm" svg:y1="9.5cm" svg:x2="9.25cm" svg:y2="14cm">
          <text:p/>
        </draw:line>
        <draw:line draw:style-name="gr10" draw:text-style-name="P6" draw:layer="layout" svg:x1="9.5cm" svg:y1="9.5cm" svg:x2="9.5cm" svg:y2="14cm">
          <text:p/>
        </draw:line>
        <draw:connector draw:style-name="gr11" draw:text-style-name="P7" draw:layer="layout" svg:x1="11.251cm" svg:y1="7.5cm" svg:x2="9.251cm" svg:y2="9.25cm" draw:start-shape="id7" draw:start-glue-point="6" draw:end-shape="id8" draw:end-glue-point="4" svg:d="M11251 7500v875h-2000v875" svg:viewBox="0 0 2001 1751">
          <text:p/>
        </draw:connector>
        <draw:connector draw:style-name="gr12" draw:text-style-name="P7" draw:layer="layout" draw:line-skew="0.375cm" svg:x1="11.499cm" svg:y1="7.5cm" svg:x2="9.499cm" svg:y2="9.25cm" draw:start-shape="id7" draw:start-glue-point="7" draw:end-shape="id8" draw:end-glue-point="5" svg:d="M11499 7500v1250h-2000v500" svg:viewBox="0 0 2001 1751">
          <text:p/>
        </draw:connector>
        <draw:custom-shape draw:style-name="gr8" draw:text-style-name="P1" xml:id="id8" draw:id="id8" draw:layer="layout" svg:width="0.75cm" svg:height="0.25cm" svg:x="9cm" svg:y="9.25cm">
          <draw:glue-point draw:id="4" svg:x="-1.666cm" svg:y="-5cm"/>
          <draw:glue-point draw:id="5" svg:x="1.666cm" svg:y="-5cm"/>
          <draw:glue-point draw:id="6" svg:x="-1.666cm" svg:y="5cm"/>
          <draw:glue-point draw:id="7" svg:x="1.666cm" svg:y="5cm"/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9.25cm" svg:y1="11cm" svg:x2="9.75cm" svg:y2="11cm">
          <text:p/>
        </draw:line>
        <draw:line draw:style-name="gr14" draw:text-style-name="P8" draw:layer="layout" svg:x1="9.5cm" svg:y1="12cm" svg:x2="9.75cm" svg:y2="12cm">
          <text:p/>
        </draw:line>
        <draw:connector draw:style-name="gr15" draw:text-style-name="P5" draw:layer="layout" svg:x1="10.25cm" svg:y1="11cm" svg:x2="11cm" svg:y2="11.251cm" draw:start-shape="id9" draw:start-glue-point="1" draw:end-shape="id10" draw:end-glue-point="4" svg:d="M10250 11000h375v251h375" svg:viewBox="0 0 751 252">
          <text:p/>
        </draw:connector>
        <draw:connector draw:style-name="gr16" draw:text-style-name="P5" draw:layer="layout" svg:x1="10.25cm" svg:y1="12cm" svg:x2="11cm" svg:y2="11.75cm" draw:start-shape="id11" draw:start-glue-point="1" draw:end-shape="id10" draw:end-glue-point="5" svg:d="M10250 12000h375v-250h375" svg:viewBox="0 0 751 251">
          <text:p/>
        </draw:connector>
        <draw:connector draw:style-name="gr17" draw:text-style-name="P5" draw:layer="layout" svg:x1="10cm" svg:y1="12.25cm" svg:x2="10cm" svg:y2="12.75cm" draw:start-shape="id11" draw:start-glue-point="2" draw:end-shape="id12" draw:end-glue-point="0" svg:d="M10000 12250v500" svg:viewBox="0 0 1 501">
          <text:p/>
        </draw:connector>
        <draw:connector draw:style-name="gr18" draw:text-style-name="P5" draw:layer="layout" svg:x1="10.25cm" svg:y1="13cm" svg:x2="11cm" svg:y2="12.249cm" draw:start-shape="id12" draw:start-glue-point="1" draw:end-shape="id10" draw:end-glue-point="6" svg:d="M10250 13000h375v-751h375" svg:viewBox="0 0 751 752">
          <text:p/>
        </draw:connector>
        <draw:custom-shape draw:style-name="gr19" draw:text-style-name="P9" xml:id="id12" draw:id="id12" draw:layer="layout" svg:width="0.5cm" svg:height="0.5cm" svg:x="9.75cm" svg:y="12.75cm">
          <text:p text:style-name="P2"><text:span text:style-name="T2">DAC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svg:x1="10cm" svg:y1="11.75cm" svg:x2="10cm" svg:y2="10.25cm" draw:end-shape="id13" draw:end-glue-point="2" svg:d="M10000 11750v-1500" svg:viewBox="0 0 1 1501">
          <text:p/>
        </draw:connector>
        <draw:custom-shape draw:style-name="gr21" draw:text-style-name="P10" xml:id="id11" draw:id="id11" draw:layer="layout" svg:width="0.5cm" svg:height="0.5cm" svg:x="9.75cm" svg:y="11.75cm">
          <text:p text:style-name="P2"><text:span text:style-name="T2">I2C</text:span></text:p>
          <text:p text:style-name="P2"><text:span text:style-name="T2">Isol</text:span><text:span text:style-name="T2">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9" draw:id="id9" draw:layer="layout" svg:width="0.5cm" svg:height="0.5cm" svg:x="9.75cm" svg:y="10.75cm">
          <text:p text:style-name="P2"><text:span text:style-name="T2">Opt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75cm" svg:height="0.25cm" svg:x="9cm" svg:y="13.75cm">
          <text:p/>
          <draw:enhanced-geometry svg:viewBox="0 0 21600 21600" draw:type="rectangle" draw:enhanced-path="M 0 0 L 21600 0 21600 21600 0 21600 0 0 Z N"/>
        </draw:custom-shape>
        <draw:line draw:style-name="gr24" draw:text-style-name="P8" draw:layer="layout" svg:x1="11cm" svg:y1="10.25cm" svg:x2="11cm" svg:y2="9.5cm">
          <text:p/>
        </draw:line>
        <draw:line draw:style-name="gr25" draw:text-style-name="P8" draw:layer="layout" svg:x1="11cm" svg:y1="13.25cm" svg:x2="11cm" svg:y2="14cm">
          <text:p/>
        </draw:line>
        <draw:custom-shape draw:style-name="gr8" draw:text-style-name="P1" xml:id="id6" draw:id="id6" draw:layer="layout" svg:width="0.5cm" svg:height="0.25cm" svg:x="10.75cm" svg:y="9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5cm" svg:height="0.25cm" svg:x="10.75cm" svg:y="1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0.25cm" svg:height="1.5cm" svg:x="11cm" svg:y="11cm">
          <draw:glue-point draw:id="4" svg:x="-5cm" svg:y="-3.333cm"/>
          <draw:glue-point draw:id="5" svg:x="-5cm" svg:y="0cm"/>
          <draw:glue-point draw:id="6" svg:x="-5cm" svg:y="3.333cm"/>
          <draw:glue-point draw:id="7" svg:x="-5cm" svg:y="-1.666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4.5cm" svg:x="11.5cm" svg:y="14.25cm">
          <text:p text:style-name="P2"><text:span text:style-name="T1">P</text:span><text:span text:style-name="T1">S</text:span><text:span text:style-name="T1">U</text:span><text:span text:style-name="T1">: </text:span><text:span text:style-name="T1">E</text:span><text:span text:style-name="T1">S</text:span><text:span text:style-name="T1">P</text:span><text:span text:style-name="T1"> </text:span><text:span text:style-name="T1">1</text:span><text:span text:style-name="T1">2</text:span><text:span text:style-name="T1">0</text:span></text:p>
          <text:p text:style-name="P2"><text:span text:style-name="T1">V</text:span><text:span text:style-name="T1">a</text:span><text:span text:style-name="T1">n</text:span><text:span text:style-name="T1">il</text:span><text:span text:style-name="T1">l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cm" svg:height="4.5cm" svg:x="9cm" svg:y="1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5cm" svg:x="10.75cm" svg:y="15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10.75cm" svg:y="17.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cm" svg:height="3cm" svg:x="11.25cm" svg:y="15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5cm" svg:y1="14.25cm" svg:x2="9.25cm" svg:y2="18.75cm">
          <text:p/>
        </draw:line>
        <draw:line draw:style-name="gr10" draw:text-style-name="P6" draw:layer="layout" svg:x1="9.5cm" svg:y1="14.25cm" svg:x2="9.5cm" svg:y2="18.75cm">
          <text:p/>
        </draw:line>
        <draw:custom-shape draw:style-name="gr8" draw:text-style-name="P1" draw:layer="layout" svg:width="0.75cm" svg:height="0.25cm" svg:x="9cm" svg:y="14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9.25cm" svg:y1="15.75cm" svg:x2="9.75cm" svg:y2="15.75cm">
          <text:p/>
        </draw:line>
        <draw:line draw:style-name="gr14" draw:text-style-name="P8" draw:layer="layout" svg:x1="9.5cm" svg:y1="16.75cm" svg:x2="9.75cm" svg:y2="16.75cm">
          <text:p/>
        </draw:line>
        <draw:connector draw:style-name="gr15" draw:text-style-name="P5" draw:layer="layout" svg:x1="10.25cm" svg:y1="15.75cm" svg:x2="11cm" svg:y2="16.001cm" draw:start-shape="id14" draw:start-glue-point="1" draw:end-shape="id15" draw:end-glue-point="4" svg:d="M10250 15750h375v251h375" svg:viewBox="0 0 751 252">
          <text:p/>
        </draw:connector>
        <draw:connector draw:style-name="gr16" draw:text-style-name="P5" draw:layer="layout" svg:x1="10.25cm" svg:y1="16.75cm" svg:x2="11cm" svg:y2="16.5cm" draw:start-shape="id16" draw:start-glue-point="1" draw:end-shape="id15" draw:end-glue-point="5" svg:d="M10250 16750h375v-250h375" svg:viewBox="0 0 751 251">
          <text:p/>
        </draw:connector>
        <draw:custom-shape draw:style-name="gr21" draw:text-style-name="P10" xml:id="id16" draw:id="id16" draw:layer="layout" svg:width="0.5cm" svg:height="0.5cm" svg:x="9.75cm" svg:y="16.5cm">
          <text:p text:style-name="P2"><text:span text:style-name="T2">I2C</text:span></text:p>
          <text:p text:style-name="P2"><text:span text:style-name="T2">Iso</text:span><text:span text:style-name="T2">l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0.5cm" svg:height="0.5cm" svg:x="9.75cm" svg:y="15.5cm">
          <text:p text:style-name="P2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75cm" svg:height="0.25cm" svg:x="9cm" svg:y="18.5cm">
          <text:p/>
          <draw:enhanced-geometry svg:viewBox="0 0 21600 21600" draw:type="rectangle" draw:enhanced-path="M 0 0 L 21600 0 21600 21600 0 21600 0 0 Z N"/>
        </draw:custom-shape>
        <draw:line draw:style-name="gr24" draw:text-style-name="P8" draw:layer="layout" svg:x1="11cm" svg:y1="15cm" svg:x2="11cm" svg:y2="14.25cm">
          <text:p/>
        </draw:line>
        <draw:line draw:style-name="gr25" draw:text-style-name="P8" draw:layer="layout" svg:x1="11cm" svg:y1="18cm" svg:x2="11cm" svg:y2="18.75cm">
          <text:p/>
        </draw:line>
        <draw:custom-shape draw:style-name="gr8" draw:text-style-name="P1" draw:layer="layout" svg:width="0.5cm" svg:height="0.25cm" svg:x="10.75cm" svg:y="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xml:id="id4" draw:id="id4" draw:layer="layout" svg:width="0.5cm" svg:height="0.25cm" svg:x="10.75cm" svg:y="1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0.25cm" svg:height="1.5cm" svg:x="11cm" svg:y="15.75cm">
          <draw:glue-point draw:id="4" svg:x="-5cm" svg:y="-3.333cm"/>
          <draw:glue-point draw:id="5" svg:x="-5cm" svg:y="0cm"/>
          <draw:glue-point draw:id="6" svg:x="-5cm" svg:y="3.333cm"/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4cm" svg:height="1cm" svg:x="9.539cm" svg:y="16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7cm" svg:height="6.25cm" svg:x="6.5cm" svg:y="1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25cm" svg:height="0.5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xml:id="id2" draw:id="id2" draw:layer="layout" svg:width="2.25cm" svg:height="1.5cm" svg:x="3.9cm" svg:y="5.75cm">
          <draw:glue-point draw:id="4" svg:x="-5.222cm" svg:y="5cm"/>
          <draw:glue-point draw:id="5" svg:x="-5.222cm" svg:y="3.333cm"/>
          <text:p text:style-name="P2"><text:span text:style-name="T3">DC/DC Converter</text:span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onnector draw:style-name="gr30" draw:text-style-name="P15" draw:layer="layout" svg:x1="3.9cm" svg:y1="6.5cm" svg:x2="5.9cm" svg:y2="6cm" draw:start-shape="id17" draw:start-glue-point="1" draw:end-shape="id18" draw:end-glue-point="3" svg:d="M3900 6500h1000v-500h1000" svg:viewBox="0 0 2001 501">
          <text:p/>
        </draw:connector>
        <draw:custom-shape draw:style-name="gr31" draw:text-style-name="P16" xml:id="id17" draw:id="id17" draw:layer="layout" svg:width="0.25cm" svg:height="0.5cm" svg:x="3.65cm" svg:y="6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18" draw:id="id18" draw:layer="layout" svg:width="0.25cm" svg:height="0.5cm" svg:x="5.9cm" svg:y="5.75cm">
          <text:p/>
          <draw:enhanced-geometry svg:viewBox="0 0 21600 21600" draw:type="rectangle" draw:enhanced-path="M 0 0 L 21600 0 21600 21600 0 21600 0 0 Z N"/>
        </draw:custom-shape>
        <draw:connector draw:style-name="gr30" draw:text-style-name="P15" draw:layer="layout" svg:x1="3.9cm" svg:y1="6.5cm" svg:x2="5.9cm" svg:y2="7cm" draw:start-shape="id17" draw:start-glue-point="1" draw:end-shape="id19" draw:end-glue-point="3" svg:d="M3900 6500h1000v500h1000" svg:viewBox="0 0 2001 501">
          <text:p/>
        </draw:connector>
        <draw:custom-shape draw:style-name="gr32" draw:text-style-name="P18" draw:layer="layout" svg:width="1.25cm" svg:height="0.5cm" svg:x="4.4cm" svg:y="6.75cm">
          <text:p text:style-name="P2"><text:span text:style-name="T2">5v </text:span><text:span text:style-name="T2">wall </text:span><text:span text:style-name="T2">war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9" draw:id="id19" draw:layer="layout" svg:width="0.25cm" svg:height="0.5cm" svg:x="5.9cm" svg:y="6.7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20" draw:layer="layout" svg:width="2.25cm" svg:height="1.5cm" svg:x="6.5cm" svg:y="5.25cm">
            <text:p text:style-name="P2"><text:span text:style-name="T4">Vsense</text:span></text:p>
            <text:p text:style-name="P2"><text:span text:style-name="T4"/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0.25cm" svg:height="0.5cm" svg:x="6.25cm" svg:y="5.75cm">
            <text:p/>
            <draw:enhanced-geometry svg:viewBox="0 0 21600 21600" draw:type="rectangle" draw:enhanced-path="M 0 0 L 21600 0 21600 21600 0 21600 0 0 Z N"/>
          </draw:custom-shape>
          <draw:g>
            <draw:rect draw:style-name="gr34" draw:text-style-name="P22" draw:layer="layout" svg:width="0.45cm" svg:height="0.15cm" draw:transform="rotate (1.5707963267949) translate (6.75cm 5.85cm)">
              <text:p/>
            </draw:rect>
            <draw:line draw:style-name="gr34" draw:text-style-name="P22" draw:layer="layout" svg:x1="6.825cm" svg:y1="5.4cm" svg:x2="6.825cm" svg:y2="5.25cm">
              <text:p/>
            </draw:line>
            <draw:line draw:style-name="gr34" draw:text-style-name="P22" draw:layer="layout" svg:x1="6.825cm" svg:y1="6cm" svg:x2="6.825cm" svg:y2="5.85cm">
              <text:p/>
            </draw:line>
          </draw:g>
          <draw:g xml:id="id20" draw:id="id20">
            <draw:rect draw:style-name="gr34" draw:text-style-name="P22" draw:layer="layout" svg:width="0.45cm" svg:height="0.15cm" draw:transform="rotate (1.5707963267949) translate (6.75cm 6.6cm)">
              <text:p/>
            </draw:rect>
            <draw:line draw:style-name="gr34" draw:text-style-name="P22" draw:layer="layout" svg:x1="6.825cm" svg:y1="6.15cm" svg:x2="6.825cm" svg:y2="6cm">
              <text:p/>
            </draw:line>
            <draw:line draw:style-name="gr34" draw:text-style-name="P22" draw:layer="layout" svg:x1="6.825cm" svg:y1="6.75cm" svg:x2="6.825cm" svg:y2="6.6cm">
              <text:p/>
            </draw:line>
          </draw:g>
          <draw:g xml:id="id21" draw:id="id21">
            <draw:custom-shape draw:style-name="gr35" draw:text-style-name="P22" draw:layer="layout" svg:width="0.149cm" svg:height="0.3cm" svg:x="7cm" svg:y="6.22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38.162544169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4" draw:text-style-name="P22" draw:layer="layout" svg:x1="7cm" svg:y1="6.224cm" svg:x2="7.149cm" svg:y2="6.224cm">
              <text:p/>
            </draw:line>
            <draw:line draw:style-name="gr34" draw:text-style-name="P22" draw:layer="layout" svg:x1="7.075cm" svg:y1="6cm" svg:x2="7.075cm" svg:y2="6.75cm">
              <text:p/>
            </draw:line>
            <draw:line draw:style-name="gr34" draw:text-style-name="P22" draw:layer="layout" svg:x1="7.15cm" svg:y1="6.224cm" svg:x2="7.15cm" svg:y2="6.337cm">
              <text:p/>
            </draw:line>
          </draw:g>
          <draw:connector draw:style-name="gr36" draw:text-style-name="P23" draw:layer="layout" draw:line-skew="0.518cm" svg:x1="6.825cm" svg:y1="6cm" svg:x2="7.075cm" svg:y2="6cm" draw:start-shape="id20" draw:start-glue-point="0" draw:end-shape="id21" draw:end-glue-point="0" svg:d="M6825 6000h250" svg:viewBox="0 0 251 1">
            <text:p/>
          </draw:connector>
          <draw:custom-shape draw:style-name="gr23" draw:text-style-name="P17" draw:layer="layout" svg:width="0.25cm" svg:height="0.5cm" svg:x="8.5cm" svg:y="5.75cm">
            <text:p/>
            <draw:enhanced-geometry svg:viewBox="0 0 21600 21600" draw:type="rectangle" draw:enhanced-path="M 0 0 L 21600 0 21600 21600 0 21600 0 0 Z N"/>
          </draw:custom-shape>
        </draw:g>
        <draw:g xml:id="id51" draw:id="id51">
          <draw:custom-shape draw:style-name="gr29" draw:text-style-name="P15" draw:layer="layout" svg:width="2.25cm" svg:height="1.5cm" svg:x="6.5cm" svg:y="3.5cm">
            <text:p text:style-name="P2"><text:span text:style-name="T3">Isen</text:span><text:span text:style-name="T3">se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0.25cm" svg:height="0.5cm" svg:x="6.25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37" draw:text-style-name="P22" draw:layer="layout" svg:x1="7.038cm" svg:y1="4.038cm" svg:x2="7.151cm" svg:y2="4.038cm">
              <text:p/>
            </draw:line>
            <draw:line draw:style-name="gr37" draw:text-style-name="P22" draw:layer="layout" svg:x1="7.094cm" svg:y1="3.982cm" svg:x2="7.094cm" svg:y2="4.094cm">
              <text:p/>
            </draw:line>
            <draw:line draw:style-name="gr37" draw:text-style-name="P22" draw:layer="layout" svg:x1="7.038cm" svg:y1="4.413cm" svg:x2="7.151cm" svg:y2="4.413cm">
              <text:p/>
            </draw:line>
            <draw:line draw:style-name="gr38" draw:text-style-name="P22" draw:layer="layout" svg:x1="7cm" svg:y1="3.85cm" svg:x2="7cm" svg:y2="4.6cm">
              <text:p/>
            </draw:line>
            <draw:line draw:style-name="gr38" draw:text-style-name="P22" draw:layer="layout" svg:x1="7.75cm" svg:y1="4.225cm" svg:x2="7cm" svg:y2="4.6cm">
              <text:p/>
            </draw:line>
            <draw:line draw:style-name="gr38" draw:text-style-name="P22" draw:layer="layout" svg:x1="7cm" svg:y1="3.85cm" svg:x2="7.75cm" svg:y2="4.225cm">
              <text:p/>
            </draw:line>
          </draw:g>
          <draw:custom-shape draw:style-name="gr23" draw:text-style-name="P17" draw:layer="layout" svg:width="0.25cm" svg:height="0.5cm" svg:x="8.5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5" draw:layer="layout" svg:width="2.25cm" svg:height="1.5cm" svg:x="6.5cm" svg:y="1.75cm">
          <text:p text:style-name="P2"><text:span text:style-name="T3">CTM Isolated Serial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0" draw:id="id50" draw:layer="layout" svg:width="0.25cm" svg:height="0.5cm" svg:x="6.25cm" svg:y="1.7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xml:id="id26" draw:id="id26" draw:layer="layout" svg:width="0.25cm" svg:height="0.5cm" svg:x="6.25cm" svg:y="2.75cm">
          <draw:glue-point draw:id="4" svg:x="5cm" svg:y="-5cm"/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5cm" svg:height="0.5cm" svg:x="6.75cm" svg:y="2.75cm">
          <text:p text:style-name="P2"><text:span text:style-name="T2">Op</text:span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25cm" svg:height="0.5cm" svg:x="8.5cm" svg:y="2.25cm">
          <draw:glue-point draw:id="4" svg:x="-5cm" svg:y="5cm"/>
          <draw:glue-point draw:id="5" svg:x="-5cm" svg:y="-5cm"/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25cm" svg:height="1.5cm" svg:x="11.25cm" svg:y="3.5cm">
          <text:p text:style-name="P24"><text:span text:style-name="T3">Cycle </text:span><text:span text:style-name="T3">Analy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7" draw:layer="layout" svg:width="0.25cm" svg:height="0.5cm" svg:x="13.5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1" draw:layer="layout" svg:width="0.25cm" svg:height="0.5cm" svg:x="13.5cm" svg:y="4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0" draw:layer="layout" svg:width="0.5cm" svg:height="0.5cm" svg:x="12.75cm" svg:y="4.5cm">
          <text:p text:style-name="P2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5cm" svg:height="0.5cm" svg:x="12.75cm" svg:y="3.5cm">
          <text:p text:style-name="P2"><text:span text:style-name="T2">Opto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25cm" svg:height="0.5cm" svg:x="11.25cm" svg:y="4cm">
          <text:p/>
          <draw:enhanced-geometry svg:viewBox="0 0 21600 21600" draw:type="rectangle" draw:enhanced-path="M 0 0 L 21600 0 21600 21600 0 21600 0 0 Z N"/>
        </draw:custom-shape>
        <draw:connector draw:style-name="gr39" draw:text-style-name="P25" draw:layer="layout" svg:x1="10.5cm" svg:y1="7cm" svg:x2="11.251cm" svg:y2="7.25cm" draw:start-shape="id22" draw:start-glue-point="1" draw:end-shape="id7" draw:end-glue-point="5" svg:d="M10500 7000h751v250" svg:viewBox="0 0 752 251">
          <text:p/>
        </draw:connector>
        <draw:connector draw:style-name="gr12" draw:text-style-name="P7" draw:layer="layout" svg:x1="11.25cm" svg:y1="6cm" svg:x2="11.499cm" svg:y2="7.25cm" draw:start-shape="id23" draw:start-glue-point="1" draw:end-shape="id7" draw:end-glue-point="4" svg:d="M11250 6000h249v1250" svg:viewBox="0 0 250 1251">
          <text:p/>
        </draw:connector>
        <draw:custom-shape draw:style-name="gr23" draw:text-style-name="P11" xml:id="id7" draw:id="id7" draw:layer="layout" svg:width="0.75cm" svg:height="0.25cm" svg:x="11cm" svg:y="7.25cm">
          <draw:glue-point draw:id="4" svg:x="1.666cm" svg:y="-5cm"/>
          <draw:glue-point draw:id="5" svg:x="-1.666cm" svg:y="-5cm"/>
          <draw:glue-point draw:id="6" svg:x="-1.666cm" svg:y="5cm"/>
          <draw:glue-point draw:id="7" svg:x="1.666cm" svg:y="5cm"/>
          <text:p/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1.25cm" svg:y1="6cm" svg:x2="13.25cm" svg:y2="6.749cm" draw:start-shape="id23" draw:start-glue-point="1" draw:end-shape="id24" draw:end-glue-point="7" svg:d="M11250 6000h1000v749h1000" svg:viewBox="0 0 2001 750">
          <text:p/>
        </draw:connector>
        <draw:connector draw:style-name="gr12" draw:text-style-name="P7" draw:layer="layout" svg:x1="13.5cm" svg:y1="6.749cm" svg:x2="14cm" svg:y2="6.749cm" draw:start-shape="id24" draw:start-glue-point="6" draw:end-shape="id25" draw:end-glue-point="7" svg:d="M13500 6749h500" svg:viewBox="0 0 501 1">
          <text:p/>
        </draw:connector>
        <draw:custom-shape draw:style-name="gr23" draw:text-style-name="P11" xml:id="id24" draw:id="id24" draw:layer="layout" svg:width="0.25cm" svg:height="0.75cm" svg:x="13.25cm" svg:y="6.25cm">
          <draw:glue-point draw:id="4" svg:x="-5cm" svg:y="-1.666cm"/>
          <draw:glue-point draw:id="5" svg:x="5cm" svg:y="-1.666cm"/>
          <draw:glue-point draw:id="6" svg:x="5cm" svg:y="1.666cm"/>
          <draw:glue-point draw:id="7" svg:x="-5cm" svg:y="1.666cm"/>
          <text:p/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2cm" svg:height="5cm" svg:x="9cm" svg:y="1.75cm">
          <text:p text:style-name="P2"><text:span text:style-name="T1">ESP32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0.5cm" svg:x="8.85cm" svg:y="2.25cm">
          <draw:glue-point draw:id="4" svg:x="-5cm" svg:y="5cm"/>
          <draw:glue-point draw:id="5" svg:x="-5cm" svg:y="-5cm"/>
          <text:p text:style-name="P2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1cm" svg:height="0.5cm" svg:x="8.85cm" svg:y="4cm">
          <draw:glue-point draw:id="4" svg:x="-5cm" svg:y="5cm"/>
          <draw:glue-point draw:id="5" svg:x="-5cm" svg:y="-5cm"/>
          <text:p text:style-name="P2">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1cm" svg:height="0.5cm" svg:x="8.85cm" svg:y="5.75cm">
          <draw:glue-point draw:id="4" svg:x="-5cm" svg:y="5cm"/>
          <draw:glue-point draw:id="5" svg:x="-5cm" svg:y="-5cm"/>
          <text:p text:style-name="P2">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0.5cm" svg:x="10.15cm" svg:y="4cm">
          <draw:glue-point draw:id="4" svg:x="-5cm" svg:y="5cm"/>
          <draw:glue-point draw:id="5" svg:x="-5cm" svg:y="-5cm"/>
          <text:p text:style-name="P2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0.5cm" svg:x="9.5cm" svg:y="1.25cm">
          <draw:glue-point draw:id="4" svg:x="-5cm" svg:y="5cm"/>
          <draw:glue-point draw:id="5" svg:x="-5cm" svg:y="-5cm"/>
          <text:p text:style-name="P2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xml:id="id23" draw:id="id23" draw:layer="layout" svg:width="0.5cm" svg:height="1cm" svg:x="10.75cm" svg:y="5.5cm">
          <draw:glue-point draw:id="4" svg:x="-5cm" svg:y="5cm"/>
          <draw:glue-point draw:id="5" svg:x="-5cm" svg:y="-5cm"/>
          <text:p text:style-name="P2"><text:span text:style-name="T3">I2C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1cm" svg:height="0.5cm" svg:x="9.5cm" svg:y="6.75cm">
          <draw:glue-point draw:id="4" svg:x="-5cm" svg:y="5cm"/>
          <draw:glue-point draw:id="5" svg:x="-5cm" svg:y="-5cm"/>
          <text:p text:style-name="P2"><text:span text:style-name="T3">I/O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2.25cm" svg:height="1.5cm" svg:x="14.25cm" svg:y="6cm">
          <text:p text:style-name="P2"><text:span text:style-name="T3">I2C Displa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xml:id="id25" draw:id="id25" draw:layer="layout" svg:width="0.25cm" svg:height="0.75cm" svg:x="14cm" svg:y="6.25cm">
          <draw:glue-point draw:id="4" svg:x="-5cm" svg:y="-1.666cm"/>
          <draw:glue-point draw:id="5" svg:x="5cm" svg:y="-1.666cm"/>
          <draw:glue-point draw:id="6" svg:x="5cm" svg:y="1.666cm"/>
          <draw:glue-point draw:id="7" svg:x="-5cm" svg:y="1.666cm"/>
          <text:p/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4cm" svg:height="1.25cm" svg:x="2.35cm" svg:y="8.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75cm" svg:height="0.75cm" svg:x="2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5.3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layer="layout" svg:width="3cm" svg:height="0.75cm" svg:x="2.85cm" svg:y="9cm">
          <text:p text:style-name="P2"><text:span text:style-name="T5">CTM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27" draw:id="id27" draw:layer="layout" svg:width="0.5cm" svg:height="0.25cm" svg:x="4.6cm" svg:y="8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xml:id="id28" draw:id="id28" draw:layer="layout" svg:width="0.5cm" svg:height="0.25cm" svg:x="3.6cm" svg:y="9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onnector draw:style-name="gr49" draw:text-style-name="P35" draw:layer="layout" svg:x1="6.25cm" svg:y1="3cm" svg:x2="4.85cm" svg:y2="8.9cm" draw:start-shape="id26" draw:start-glue-point="3" draw:end-shape="id27" draw:end-glue-point="0" svg:d="M6250 3000h-1400v5900" svg:viewBox="0 0 1401 5901">
          <text:p/>
        </draw:connector>
        <draw:custom-shape draw:style-name="gr45" draw:text-style-name="P31" draw:layer="layout" svg:width="4cm" svg:height="1.25cm" svg:x="2.35cm" svg:y="10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2" draw:layer="layout" svg:width="0.75cm" svg:height="0.75cm" svg:x="5.35cm" svg:y="10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2.6cm" svg:y="10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3cm" svg:height="0.75cm" svg:x="2.85cm" svg:y="10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1" draw:text-style-name="P1" draw:layer="layout" svg:x1="3.85cm" svg:y1="9.75cm" svg:x2="3.85cm" svg:y2="10.4cm" draw:start-shape="id28" draw:start-glue-point="2" draw:end-shape="id29" draw:end-glue-point="0" svg:d="M3850 9750v650" svg:viewBox="0 0 1 651">
          <text:p/>
        </draw:connector>
        <draw:custom-shape draw:style-name="gr23" draw:text-style-name="P17" xml:id="id29" draw:id="id29" draw:layer="layout" svg:width="0.5cm" svg:height="0.25cm" svg:x="3.6cm" svg:y="10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31" draw:layer="layout" svg:width="4cm" svg:height="1.25cm" svg:x="2.35cm" svg:y="11.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75cm" svg:height="0.75cm" svg:x="2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5.3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3cm" svg:height="0.75cm" svg:x="2.85cm" svg:y="12cm">
          <text:p/>
          <draw:enhanced-geometry svg:viewBox="0 0 21600 21600" draw:type="rectangle" draw:enhanced-path="M 0 0 L 21600 0 21600 21600 0 21600 0 0 Z N"/>
        </draw:custom-shape>
        <draw:connector draw:style-name="gr51" draw:text-style-name="P1" draw:layer="layout" svg:x1="4.85cm" svg:y1="11.25cm" svg:x2="4.85cm" svg:y2="11.9cm" draw:start-shape="id30" draw:start-glue-point="2" draw:end-shape="id31" draw:end-glue-point="0" svg:d="M4850 11250v650" svg:viewBox="0 0 1 651">
          <text:p/>
        </draw:connector>
        <draw:custom-shape draw:style-name="gr23" draw:text-style-name="P17" xml:id="id31" draw:id="id31" draw:layer="layout" svg:width="0.5cm" svg:height="0.25cm" svg:x="4.6cm" svg:y="11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4cm" svg:height="1.25cm" svg:x="2.35cm" svg:y="13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2" draw:layer="layout" svg:width="0.75cm" svg:height="0.75cm" svg:x="5.35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2.6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3cm" svg:height="0.75cm" svg:x="2.85cm" svg:y="13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1" draw:text-style-name="P1" draw:layer="layout" svg:x1="3.85cm" svg:y1="12.75cm" svg:x2="3.85cm" svg:y2="13.4cm" draw:start-shape="id32" draw:start-glue-point="2" draw:end-shape="id33" draw:end-glue-point="0" svg:d="M3850 12750v650" svg:viewBox="0 0 1 651">
          <text:p/>
        </draw:connector>
        <draw:custom-shape draw:style-name="gr23" draw:text-style-name="P17" xml:id="id33" draw:id="id33" draw:layer="layout" svg:width="0.5cm" svg:height="0.25cm" svg:x="3.6cm" svg:y="13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svg:x1="3cm" svg:y1="9.13cm" svg:x2="3.65cm" svg:y2="6.5cm" draw:start-shape="id5" draw:start-glue-point="4" draw:end-shape="id17" draw:end-glue-point="3" svg:d="M3000 9130v-2630h650" svg:viewBox="0 0 651 2631">
          <text:p/>
        </draw:connector>
        <draw:custom-shape draw:style-name="gr52" draw:text-style-name="P37" xml:id="id5" draw:id="id5" draw:layer="layout" svg:width="0.5cm" svg:height="0.5cm" svg:x="2.75cm" svg:y="9.13cm">
          <text:p text:style-name="P2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3" draw:text-style-name="P35" draw:layer="layout" svg:x1="5.7cm" svg:y1="9.63cm" svg:x2="5.701cm" svg:y2="10.63cm" draw:start-shape="id34" draw:start-glue-point="6" draw:end-shape="id35" draw:end-glue-point="4" svg:d="M5700 9630v501h1v499" svg:viewBox="0 0 2 1001">
          <text:p/>
        </draw:connector>
        <draw:custom-shape draw:style-name="gr52" draw:text-style-name="P37" xml:id="id35" draw:id="id35" draw:layer="layout" svg:width="0.5cm" svg:height="0.5cm" svg:x="5.45cm" svg:y="10.63cm">
          <text:p text:style-name="P2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2" draw:id="id42" draw:layer="layout" svg:width="0.5cm" svg:height="0.5cm" svg:x="5.45cm" svg:y="12.13cm">
          <text:p text:style-name="P2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31" draw:layer="layout" svg:width="4cm" svg:height="1.25cm" svg:x="2.35cm" svg:y="14.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75cm" svg:height="0.75cm" svg:x="2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5.3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3cm" svg:height="0.75cm" svg:x="2.85cm" svg:y="15cm">
          <text:p/>
          <draw:enhanced-geometry svg:viewBox="0 0 21600 21600" draw:type="rectangle" draw:enhanced-path="M 0 0 L 21600 0 21600 21600 0 21600 0 0 Z N"/>
        </draw:custom-shape>
        <draw:connector draw:style-name="gr51" draw:text-style-name="P1" draw:layer="layout" svg:x1="4.85cm" svg:y1="14.25cm" svg:x2="4.85cm" svg:y2="14.9cm" draw:start-shape="id36" draw:start-glue-point="2" draw:end-shape="id37" draw:end-glue-point="0" svg:d="M4850 14250v650" svg:viewBox="0 0 1 651">
          <text:p/>
        </draw:connector>
        <draw:custom-shape draw:style-name="gr23" draw:text-style-name="P17" xml:id="id37" draw:id="id37" draw:layer="layout" svg:width="0.5cm" svg:height="0.25cm" svg:x="4.6cm" svg:y="14.9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4cm" svg:height="1.25cm" svg:x="2.35cm" svg:y="16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2" draw:layer="layout" svg:width="0.75cm" svg:height="0.75cm" svg:x="5.35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3" draw:layer="layout" svg:width="0.75cm" svg:height="0.75cm" svg:x="2.6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3cm" svg:height="0.75cm" svg:x="2.85cm" svg:y="16.5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1" draw:text-style-name="P1" draw:layer="layout" svg:x1="3.85cm" svg:y1="15.75cm" svg:x2="3.85cm" svg:y2="16.4cm" draw:start-shape="id38" draw:start-glue-point="2" draw:end-shape="id39" draw:end-glue-point="0" svg:d="M3850 15750v650" svg:viewBox="0 0 1 651">
          <text:p/>
        </draw:connector>
        <draw:custom-shape draw:style-name="gr23" draw:text-style-name="P17" xml:id="id39" draw:id="id39" draw:layer="layout" svg:width="0.5cm" svg:height="0.25cm" svg:x="3.6cm" svg:y="16.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53" draw:text-style-name="P35" draw:layer="layout" svg:x1="3.001cm" svg:y1="11.13cm" svg:x2="3cm" svg:y2="12.13cm" draw:start-shape="id40" draw:start-glue-point="6" draw:end-shape="id41" draw:end-glue-point="4" svg:d="M3001 11130v501h-1v499" svg:viewBox="0 0 2 1001">
          <text:p/>
        </draw:connector>
        <draw:connector draw:style-name="gr53" draw:text-style-name="P35" draw:layer="layout" svg:x1="5.7cm" svg:y1="12.63cm" svg:x2="5.701cm" svg:y2="13.63cm" draw:start-shape="id42" draw:start-glue-point="6" draw:end-shape="id43" draw:end-glue-point="4" svg:d="M5700 12630v501h1v499" svg:viewBox="0 0 2 1001">
          <text:p/>
        </draw:connector>
        <draw:connector draw:style-name="gr53" draw:text-style-name="P35" draw:layer="layout" svg:x1="3.001cm" svg:y1="14.13cm" svg:x2="3cm" svg:y2="15.13cm" draw:start-shape="id44" draw:start-glue-point="6" draw:end-shape="id45" draw:end-glue-point="4" svg:d="M3001 14130v501h-1v499" svg:viewBox="0 0 2 1001">
          <text:p/>
        </draw:connector>
        <draw:connector draw:style-name="gr53" draw:text-style-name="P35" draw:layer="layout" svg:x1="5.7cm" svg:y1="15.63cm" svg:x2="5.701cm" svg:y2="16.63cm" draw:start-shape="id46" draw:start-glue-point="6" draw:end-shape="id47" draw:end-glue-point="4" svg:d="M5700 15630v501h1v499" svg:viewBox="0 0 2 1001">
          <text:p/>
        </draw:connector>
        <draw:connector draw:style-name="gr54" draw:text-style-name="P1" draw:layer="layout" svg:x1="3.001cm" svg:y1="17.13cm" svg:x2="3.001cm" svg:y2="18cm" draw:start-shape="id48" draw:start-glue-point="6" draw:end-shape="id1" draw:end-glue-point="0" svg:d="M3001 17130v870" svg:viewBox="0 0 1 871">
          <text:p/>
        </draw:connector>
        <draw:g>
          <draw:custom-shape draw:style-name="gr46" draw:text-style-name="P32" xml:id="id1" draw:id="id1" draw:layer="layout" svg:width="0.75cm" svg:height="1cm" svg:x="2.626cm" svg:y="1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2" xml:id="id3" draw:id="id3" draw:layer="layout" svg:width="0.75cm" svg:height="1cm" svg:x="4.376cm" svg:y="1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8" draw:layer="layout" svg:width="1cm" svg:height="0.5cm" svg:x="3.376cm" svg:y="18.25cm">
            <text:p text:style-name="P2"><text:span text:style-name="T6">Shunt</text:span></text:p>
            <draw:enhanced-geometry svg:viewBox="0 0 21600 21600" draw:type="rectangle" draw:enhanced-path="M 0 0 L 21600 0 21600 21600 0 21600 0 0 Z N"/>
          </draw:custom-shape>
        </draw:g>
        <draw:connector draw:style-name="gr51" draw:text-style-name="P1" draw:layer="layout" draw:line-skew="0cm -3.925cm" svg:x1="4.85cm" svg:y1="17.25cm" svg:x2="6.25cm" svg:y2="2cm" draw:start-shape="id49" draw:start-glue-point="2" draw:end-shape="id50" draw:end-glue-point="3" svg:d="M4850 17250v550h-3100v-15800h4500" svg:viewBox="0 0 4501 15801">
          <text:p/>
        </draw:connector>
        <draw:connector draw:style-name="gr56" draw:text-style-name="P1" draw:layer="layout" draw:line-skew="-4.375cm" svg:x1="6.25cm" svg:y1="4.25cm" svg:x2="4.751cm" svg:y2="19cm" draw:start-shape="id51" draw:start-glue-point="3" draw:end-shape="id3" draw:end-glue-point="2" svg:d="M6250 4250h-4937v15300h3438v-550" svg:viewBox="0 0 4938 15301">
          <text:p/>
        </draw:connector>
        <draw:custom-shape draw:style-name="gr52" draw:text-style-name="P37" xml:id="id34" draw:id="id34" draw:layer="layout" svg:width="0.5cm" svg:height="0.5cm" svg:x="5.45cm" svg:y="9.13cm">
          <text:p text:style-name="P2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0" draw:id="id40" draw:layer="layout" svg:width="0.5cm" svg:height="0.5cm" svg:x="2.75cm" svg:y="10.63cm">
          <text:p text:style-name="P2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1" draw:id="id41" draw:layer="layout" svg:width="0.5cm" svg:height="0.5cm" svg:x="2.75cm" svg:y="12.13cm">
          <text:p text:style-name="P2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1" xml:id="id30" draw:id="id30" draw:layer="layout" svg:width="0.5cm" svg:height="0.25cm" svg:x="4.6cm" svg:y="11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1" xml:id="id32" draw:id="id32" draw:layer="layout" svg:width="0.5cm" svg:height="0.25cm" svg:x="3.6cm" svg:y="12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52" draw:text-style-name="P37" xml:id="id44" draw:id="id44" draw:layer="layout" svg:width="0.5cm" svg:height="0.5cm" svg:x="2.75cm" svg:y="13.63cm">
          <text:p text:style-name="P2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3" draw:id="id43" draw:layer="layout" svg:width="0.5cm" svg:height="0.5cm" svg:x="5.45cm" svg:y="13.63cm">
          <text:p text:style-name="P2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1" xml:id="id36" draw:id="id36" draw:layer="layout" svg:width="0.5cm" svg:height="0.25cm" svg:x="4.6cm" svg:y="14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37" xml:id="id45" draw:id="id45" draw:layer="layout" svg:width="0.5cm" svg:height="0.5cm" svg:x="2.75cm" svg:y="15.13cm">
          <text:p text:style-name="P2">+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1" xml:id="id38" draw:id="id38" draw:layer="layout" svg:width="0.5cm" svg:height="0.25cm" svg:x="3.6cm" svg:y="15.5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52" draw:text-style-name="P37" xml:id="id46" draw:id="id46" draw:layer="layout" svg:width="0.5cm" svg:height="0.5cm" svg:x="5.45cm" svg:y="15.13cm">
          <text:p text:style-name="P2">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7" draw:id="id47" draw:layer="layout" svg:width="0.5cm" svg:height="0.5cm" svg:x="5.45cm" svg:y="16.63cm">
          <text:p text:style-name="P2">+</text:p>
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2" draw:text-style-name="P37" xml:id="id48" draw:id="id48" draw:layer="layout" svg:width="0.5cm" svg:height="0.5cm" svg:x="2.75cm" svg:y="16.63cm">
          <text:p text:style-name="P2">-</text:p>
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1" xml:id="id49" draw:id="id49" draw:layer="layout" svg:width="0.5cm" svg:height="0.25cm" svg:x="4.6cm" svg:y="17cm">
          <draw:glue-point draw:id="4" svg:x="-5cm" svg:y="5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30" draw:layer="layout" svg:width="2cm" svg:height="3.5cm" svg:x="14.25cm" svg:y="1.5cm">
          <text:p text:style-name="P2"><text:span text:style-name="T3">Android phon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7" draw:text-style-name="P39" draw:layer="layout" svg:width="1cm" svg:height="0.5cm" svg:x="10.25cm" svg:y="1.9cm">
          <draw:glue-point draw:id="4" svg:x="-5cm" svg:y="5cm"/>
          <draw:glue-point draw:id="5" svg:x="-5cm" svg:y="-5cm"/>
          <text:p text:style-name="P2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cm" svg:height="0.5cm" svg:x="10.25cm" svg:y="2.6cm">
          <draw:glue-point draw:id="4" svg:x="-5cm" svg:y="5cm"/>
          <draw:glue-point draw:id="5" svg:x="-5cm" svg:y="-5cm"/>
          <text:p text:style-name="P2"><text:span text:style-name="T3">WiFi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cm" svg:height="0.5cm" svg:x="14.75cm" svg:y="1.25cm">
          <draw:glue-point draw:id="4" svg:x="-5cm" svg:y="5cm"/>
          <draw:glue-point draw:id="5" svg:x="-5cm" svg:y="-5cm"/>
          <text:p text:style-name="P2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1cm" svg:height="0.5cm" svg:x="14.75cm" svg:y="2cm">
          <draw:glue-point draw:id="4" svg:x="-5cm" svg:y="5cm"/>
          <draw:glue-point draw:id="5" svg:x="-5cm" svg:y="-5cm"/>
          <text:p text:style-name="P2"><text:span text:style-name="T3">WiFi</text:span></text:p>
          <draw:enhanced-geometry svg:viewBox="0 0 21600 21600" draw:type="rectangle" draw:enhanced-path="M 0 0 L 21600 0 21600 21600 0 21600 0 0 Z N"/>
        </draw:custom-shape>
        <draw:custom-shape draw:style-name="gr59" draw:text-style-name="P41" draw:layer="layout" svg:width="1cm" svg:height="0.5cm" svg:x="7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" draw:text-style-name="P22" draw:layer="layout" svg:width="0.282cm" svg:height="0.282cm" draw:transform="rotate (1.5707963267949) translate (7.361cm 8.1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38.162544169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4" draw:text-style-name="P22" draw:layer="layout" svg:x1="7.361cm" svg:y1="8.15cm" svg:x2="7.361cm" svg:y2="7.868cm">
            <text:p/>
          </draw:line>
          <draw:line draw:style-name="gr34" draw:text-style-name="P22" draw:layer="layout" svg:x1="7.15cm" svg:y1="8.009cm" svg:x2="7.856cm" svg:y2="8.009cm">
            <text:p/>
          </draw:line>
        </draw:g>
        <draw:connector draw:style-name="gr60" draw:text-style-name="P42" draw:layer="layout" draw:line-skew="-0.3cm" svg:x1="11cm" svg:y1="10.25cm" svg:x2="10.75cm" svg:y2="10cm" draw:end-shape="id52" draw:end-glue-point="4" svg:d="M11000 10250v-250h-250" svg:viewBox="0 0 251 251">
          <text:p/>
        </draw:connector>
        <draw:connector draw:style-name="gr60" draw:text-style-name="P42" draw:layer="layout" svg:x1="10.75cm" svg:y1="9.75cm" svg:x2="11cm" svg:y2="9.5cm" draw:start-shape="id52" draw:start-glue-point="5" draw:end-shape="id6" draw:end-glue-point="2" svg:d="M10750 9750h250v-250" svg:viewBox="0 0 251 251">
          <text:p/>
        </draw:connector>
        <draw:connector draw:style-name="gr61" draw:text-style-name="P43" draw:layer="layout" svg:x1="10.25cm" svg:y1="10cm" svg:x2="10.5cm" svg:y2="9.875cm" draw:start-shape="id13" draw:start-glue-point="1" draw:end-shape="id52" draw:end-glue-point="3" svg:d="M10250 10000h125v-125h125" svg:viewBox="0 0 251 126">
          <text:p/>
        </draw:connector>
        <draw:custom-shape draw:style-name="gr62" draw:text-style-name="P44" xml:id="id52" draw:id="id52" draw:layer="layout" svg:width="0.25cm" svg:height="0.25cm" svg:x="10.5cm" svg:y="9.75cm">
          <draw:glue-point draw:id="4" svg:x="5cm" svg:y="5cm"/>
          <draw:glue-point draw:id="5" svg:x="5cm" svg:y="-5cm"/>
          <draw:glue-point draw:id="6" svg:x="-5cm" svg:y="5cm"/>
          <draw:glue-point draw:id="7" svg:x="-5cm" svg:y="-5cm"/>
          <draw:glue-point draw:id="8" svg:x="-5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5" xml:id="id13" draw:id="id13" draw:layer="layout" svg:width="0.5cm" svg:height="0.5cm" svg:x="9.75cm" svg:y="9.75cm">
          <text:p text:style-name="P2"><text:span text:style-name="T2">AD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4:07:47.588800256</meta:creation-date>
    <dc:date>2017-09-28T21:54:42.715331436</dc:date>
    <meta:editing-duration>PT22H37M35S</meta:editing-duration>
    <meta:editing-cycles>17</meta:editing-cycles>
    <meta:generator>LibreOffice/5.3.1.2$Linux_X86_64 LibreOffice_project/30m0$Build-2</meta:generator>
    <meta:document-statistic meta:object-count="197"/>
  </office:meta>
</office:document-meta>
</file>